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dent@T9:~$ cd github</text:p>
      <text:p text:style-name="Standard">student@T9:~/github$ git clone https://github.com/anju-maryshaju/anjumaria</text:p>
      <text:p text:style-name="Standard">Cloning into 'anjumaria'...</text:p>
      <text:p text:style-name="Standard">Username for 'https://github.com': anju-maryshaju</text:p>
      <text:p text:style-name="Standard">Password for 'https://anju-maryshaju@github.com': </text:p>
      <text:p text:style-name="Standard">remote: Enumerating objects: 6, done.</text:p>
      <text:p text:style-name="Standard">remote: Counting objects: 100% (6/6), done.</text:p>
      <text:p text:style-name="Standard">remote: Compressing objects: 100% (4/4), done.</text:p>
      <text:p text:style-name="Standard">remote: Total 6 (delta 0), reused 6 (delta 0), pack-reused 0</text:p>
      <text:p text:style-name="Standard">Unpacking objects: 100% (6/6), done.</text:p>
      <text:p text:style-name="Standard">student@T9:~/github$ cd anjumaria</text:p>
      <text:p text:style-name="Standard">student@T9:~/github/anjumaria$ gedit firstfile.c</text:p>
      <text:p text:style-name="Standard">student@T9:~/github/anjumaria$ git satus</text:p>
      <text:p text:style-name="Standard">git: 'satus' is not a git command. See 'git --help'.</text:p>
      <text:p text:style-name="Standard"/>
      <text:p text:style-name="Standard">The most similar command is</text:p>
      <text:p text:style-name="Standard"><text:tab/>status</text:p>
      <text:p text:style-name="Standard">student@T9:~/github/anjumaria$ git status</text:p>
      <text:p text:style-name="Standard">On branch anjumaria</text:p>
      <text:p text:style-name="Standard">Your branch is up to date with 'origin/anjumaria'.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firstfile.c</text:p>
      <text:p text:style-name="Standard"/>
      <text:p text:style-name="Standard">nothing added to commit but untracked files present (use "git add" to track)</text:p>
      <text:p text:style-name="Standard">student@T9:~/github/anjumaria$ gedit secondfile.c</text:p>
      <text:p text:style-name="Standard">student@T9:~/github/anjumaria$ git status</text:p>
      <text:p text:style-name="Standard">On branch anjumaria</text:p>
      <text:p text:style-name="Standard">Your branch is up to date with 'origin/anjumaria'.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firstfile.c</text:p>
      <text:p text:style-name="Standard"><text:tab/>secondfile.c</text:p>
      <text:p text:style-name="Standard"/>
      <text:p text:style-name="Standard">nothing added to commit but untracked files present (use "git add" to track)</text:p>
      <text:p text:style-name="Standard">student@T9:~/github/anjumaria$ git add firstfile.c</text:p>
      <text:p text:style-name="Standard">student@T9:~/github/anjumaria$ git add secondfile.c</text:p>
      <text:p text:style-name="Standard">student@T9:~/github/anjumaria$ git config --global user.email "anjumariajoseph1996@gmail.com"</text:p>
      <text:p text:style-name="Standard">student@T9:~/github/anjumaria$ git config --global user.name "anju-maryshaju"</text:p>
      <text:p text:style-name="Standard">student@T9:~/github/anjumaria$ git commit -m "my files"</text:p>
      <text:p text:style-name="Standard">[anjumaria b2c062c] my files</text:p>
      <text:p text:style-name="Standard"><text:s/>2 files changed, 32 insertions(+)</text:p>
      <text:p text:style-name="Standard"><text:s/>create mode 100644 firstfile.c</text:p>
      <text:p text:style-name="Standard"><text:s/>create mode 100644 secondfile.c</text:p>
      <text:p text:style-name="Standard">student@T9:~/github/anjumaria$ git remote add origin https://github.com/anju-maryshaju/anjumaria</text:p>
      <text:p text:style-name="Standard">fatal: remote origin already exists.</text:p>
      <text:p text:style-name="Standard">student@T9:~/github/anjumaria$ git remote add or https://github.com/anju-maryshaju/anjumaria</text:p>
      <text:p text:style-name="Standard">student@T9:~/github/anjumaria$ git push or master</text:p>
      <text:p text:style-name="Standard">error: src refspec master does not match any.</text:p>
      <text:p text:style-name="Standard">error: failed to push some refs to 'https://github.com/anju-maryshaju/anjumaria'</text:p>
      <text:p text:style-name="Standard">student@T9:~/github/anjumaria$ git push or master</text:p>
      <text:p text:style-name="Standard">error: src refspec master does not match any.</text:p>
      <text:p text:style-name="Standard"><text:soft-page-break/>error: failed to push some refs to 'https://github.com/anju-maryshaju/anjumaria'</text:p>
      <text:p text:style-name="Standard">student@T9:~/github/anjumaria$ git pull or master</text:p>
      <text:p text:style-name="Standard">Username for 'https://github.com': anju-maryshaju</text:p>
      <text:p text:style-name="Standard">Password for 'https://anju-maryshaju@github.com': </text:p>
      <text:p text:style-name="Standard">fatal: Couldn't find remote ref master</text:p>
      <text:p text:style-name="Standard">student@T9:~/github/anjumaria$ git pull or anjumaria</text:p>
      <text:p text:style-name="Standard">Username for 'https://github.com': anju-maryshaju</text:p>
      <text:p text:style-name="Standard">Password for 'https://anju-maryshaju@github.com': </text:p>
      <text:p text:style-name="Standard">From https://github.com/anju-maryshaju/anjumaria</text:p>
      <text:p text:style-name="Standard"><text:s/>* branch <text:s text:c="11"/>anjumaria <text:s/>-&gt; FETCH_HEAD</text:p>
      <text:p text:style-name="Standard"><text:s/>* [new branch] <text:s text:c="5"/>anjumaria <text:s/>-&gt; or/anjumaria</text:p>
      <text:p text:style-name="Standard">Already up to date.</text:p>
      <text:p text:style-name="Standard">student@T9:~/github/anjumaria$ git push or anjumaria</text:p>
      <text:p text:style-name="Standard">Username for 'https://github.com': anju-maryshaju</text:p>
      <text:p text:style-name="Standard">Password for 'https://anju-maryshaju@github.com': </text:p>
      <text:p text:style-name="Standard">Counting objects: 4, done.</text:p>
      <text:p text:style-name="Standard">Delta compression using up to 4 threads.</text:p>
      <text:p text:style-name="Standard">Compressing objects: 100% (4/4), done.</text:p>
      <text:p text:style-name="Standard">Writing objects: 100% (4/4), 789 bytes | 789.00 KiB/s, done.</text:p>
      <text:p text:style-name="Standard">Total 4 (delta 0), reused 0 (delta 0)</text:p>
      <text:p text:style-name="Standard">To https://github.com/anju-maryshaju/anjumaria</text:p>
      <text:p text:style-name="Standard"><text:s text:c="3"/>963fc30..b2c062c <text:s/>anjumaria -&gt; anjumaria</text:p>
      <text:p text:style-name="Standard">student@T9:~/github/anjumaria$ git branch newbranch</text:p>
      <text:p text:style-name="Standard">student@T9:~/github/anjumaria$ git branch</text:p>
      <text:p text:style-name="Standard">* anjumaria</text:p>
      <text:p text:style-name="Standard"><text:s text:c="2"/>newbranch</text:p>
      <text:p text:style-name="Standard">student@T9:~/github/anjumaria$ git checkout newbranch</text:p>
      <text:p text:style-name="Standard">Switched to branch 'newbranch'</text:p>
      <text:p text:style-name="Standard">student@T9:~/github/anjumaria$ git branch</text:p>
      <text:p text:style-name="Standard"><text:s text:c="2"/>anjumaria</text:p>
      <text:p text:style-name="Standard">* newbranch</text:p>
      <text:p text:style-name="Standard">student@T9:~/github/anjumaria$ git push or newbranch</text:p>
      <text:p text:style-name="Standard">Username for 'https://github.com': anju-maryshaju</text:p>
      <text:p text:style-name="Standard">Password for 'https://anju-maryshaju@github.com': </text:p>
      <text:p text:style-name="Standard">Total 0 (delta 0), reused 0 (delta 0)</text:p>
      <text:p text:style-name="Standard">remote: </text:p>
      <text:p text:style-name="Standard">remote: Create a pull request for 'newbranch' on GitHub by visiting:</text:p>
      <text:p text:style-name="Standard">remote: <text:s text:c="5"/>https://github.com/anju-maryshaju/anjumaria/pull/new/newbranch</text:p>
      <text:p text:style-name="Standard">remote: </text:p>
      <text:p text:style-name="Standard">To https://github.com/anju-maryshaju/anjumaria</text:p>
      <text:p text:style-name="Standard"><text:s/>* [new branch] <text:s text:c="5"/>newbranch -&gt; newbranch</text:p>
      <text:p text:style-name="Standard">student@T9:~/github/anjumaria$ git pull or newbranch</text:p>
      <text:p text:style-name="Standard">Username for 'https://github.com': anju-maryshaju</text:p>
      <text:p text:style-name="Standard">Password for 'https://anju-maryshaju@github.com': </text:p>
      <text:p text:style-name="Standard">remote: Enumerating objects: 5, done.</text:p>
      <text:p text:style-name="Standard">remote: Counting objects: 100% (5/5), done.</text:p>
      <text:p text:style-name="Standard">remote: Compressing objects: 100% (3/3), done.</text:p>
      <text:p text:style-name="Standard">remote: Total 3 (delta 2), reused 0 (delta 0), pack-reused 0</text:p>
      <text:p text:style-name="Standard">Unpacking objects: 100% (3/3), done.</text:p>
      <text:p text:style-name="Standard">From https://github.com/anju-maryshaju/anjumaria</text:p>
      <text:p text:style-name="Standard"><text:s/>* branch <text:s text:c="11"/>newbranch <text:s/>-&gt; FETCH_HEAD</text:p>
      <text:p text:style-name="Standard"><text:s text:c="3"/>b2c062c..6c1b1b1 <text:s/>newbranch <text:s/>-&gt; or/newbranch</text:p>
      <text:p text:style-name="Standard">Updating b2c062c..6c1b1b1</text:p>
      <text:p text:style-name="Standard">Fast-forward</text:p>
      <text:p text:style-name="Standard"><text:s/>secondfile.c | 1 +</text:p>
      <text:p text:style-name="Standard"><text:s/>1 file changed, 1 insertion(+)</text:p>
      <text:p text:style-name="Standard">student@T9:~/github/anjumari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3:13:11.587250135</meta:creation-date>
    <dc:date>2019-04-08T13:14:06.052978645</dc:date>
    <meta:editing-duration>PT54S</meta:editing-duration>
    <meta:editing-cycles>1</meta:editing-cycles>
    <meta:document-statistic meta:table-count="0" meta:image-count="0" meta:object-count="0" meta:page-count="2" meta:paragraph-count="106" meta:word-count="501" meta:character-count="4557" meta:non-whitespace-character-count="4086"/>
    <meta:generator>LibreOffice/6.0.3.2$Linux_X86_64 LibreOffice_project/00m0$Build-2</meta:generator>
  </office:meta>
</office:document-meta>
</file>